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7528in" table:align="left"/>
    </style:style>
    <style:style style:name="Table1.A" style:family="table-column">
      <style:table-column-properties style:column-width="0.6396in"/>
    </style:style>
    <style:style style:name="Table1.B" style:family="table-column">
      <style:table-column-properties style:column-width="3.1132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6pt" fo:font-weight="bold" officeooo:rsid="00009ada" officeooo:paragraph-rsid="00009ada" style:font-size-asian="16pt" style:font-weight-asian="bold" style:font-size-complex="16pt" style:font-weight-complex="bold"/>
    </style:style>
    <style:style style:name="P2" style:family="paragraph" style:parent-style-name="Standard" style:list-style-name="L1">
      <style:text-properties fo:font-size="13pt" style:font-size-asian="13pt" style:font-size-complex="13pt"/>
    </style:style>
    <style:style style:name="P3" style:family="paragraph" style:parent-style-name="Text_20_body" style:list-style-name="L2"/>
    <style:style style:name="P4" style:family="paragraph" style:parent-style-name="Standard"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fo:font-size="13pt" style:font-size-asian="13pt" style:font-size-complex="13pt"/>
    </style:style>
    <style:style style:name="P9" style:family="paragraph" style:parent-style-name="Text_20_body" style:list-style-name="L6"/>
    <style:style style:name="P10" style:family="paragraph" style:parent-style-name="Text_20_body" style:list-style-name="L7">
      <style:text-properties fo:font-size="13pt" style:font-size-asian="13pt" style:font-size-complex="13pt"/>
    </style:style>
    <style:style style:name="P11" style:family="paragraph" style:parent-style-name="Text_20_body" style:list-style-name="L7"/>
    <style:style style:name="P12" style:family="paragraph" style:parent-style-name="Text_20_body" style:list-style-name="L8">
      <style:text-properties fo:font-size="13pt" style:font-size-asian="13pt" style:font-size-complex="13pt"/>
    </style:style>
    <style:style style:name="P13" style:family="paragraph" style:parent-style-name="Text_20_body" style:list-style-name="L8"/>
    <style:style style:name="P14" style:family="paragraph" style:parent-style-name="Standard">
      <style:text-properties fo:font-size="13pt" style:font-size-asian="13pt" style:font-size-complex="13pt"/>
    </style:style>
    <style:style style:name="P15" style:family="paragraph" style:parent-style-name="Text_20_body" style:list-style-name="L9">
      <style:text-properties fo:font-size="13pt" style:font-size-asian="13pt" style:font-size-complex="13pt"/>
    </style:style>
    <style:style style:name="P16" style:family="paragraph" style:parent-style-name="Text_20_body" style:list-style-name="L9"/>
    <style:style style:name="P17" style:family="paragraph" style:parent-style-name="Text_20_body" style:list-style-name="L10">
      <style:text-properties fo:font-size="13pt" style:font-size-asian="13pt" style:font-size-complex="13pt"/>
    </style:style>
    <style:style style:name="P18" style:family="paragraph" style:parent-style-name="Text_20_body" style:list-style-name="L10"/>
    <style:style style:name="P19" style:family="paragraph" style:parent-style-name="Text_20_body">
      <style:text-properties fo:font-size="10pt" style:font-size-asian="10pt" style:font-size-complex="10pt"/>
    </style:style>
    <style:style style:name="P20" style:family="paragraph" style:parent-style-name="Text_20_body" style:list-style-name="L11"/>
    <style:style style:name="P21" style:family="paragraph" style:parent-style-name="Preformatted_20_Text" style:list-style-name="L11">
      <style:paragraph-properties fo:margin-top="0in" fo:margin-bottom="0.1965in" style:contextual-spacing="false"/>
      <style:text-properties fo:font-size="10pt" officeooo:paragraph-rsid="0006af50" style:font-size-asian="10pt" style:font-size-complex="10pt"/>
    </style:style>
    <style:style style:name="P22" style:family="paragraph" style:parent-style-name="Text_20_body" style:list-style-name="L12"/>
    <style:style style:name="P23" style:family="paragraph" style:parent-style-name="Text_20_body" style:list-style-name="L1">
      <style:text-properties fo:font-size="13pt" style:font-size-asian="13pt" style:font-size-complex="13pt"/>
    </style:style>
    <style:style style:name="P24" style:family="paragraph" style:parent-style-name="Text_20_body" style:list-style-name="L13">
      <style:text-properties fo:font-size="13pt" style:font-size-asian="13pt" style:font-size-complex="13pt"/>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4">
      <style:text-properties fo:font-size="10pt" style:font-size-asian="10pt" style:font-size-complex="10pt"/>
    </style:style>
    <style:style style:name="P28" style:family="paragraph" style:parent-style-name="Text_20_body" style:list-style-name="L15">
      <style:text-properties fo:font-size="13pt" style:font-size-asian="13pt" style:font-size-complex="13pt"/>
    </style:style>
    <style:style style:name="P29" style:family="paragraph" style:parent-style-name="Text_20_body" style:list-style-name="L15">
      <style:text-properties fo:font-size="10pt" style:font-size-asian="10pt" style:font-size-complex="10pt"/>
    </style:style>
    <style:style style:name="P30" style:family="paragraph" style:parent-style-name="Text_20_body" style:list-style-name="L15"/>
    <style:style style:name="P31" style:family="paragraph" style:parent-style-name="Text_20_body" style:list-style-name="L16">
      <style:text-properties fo:font-size="13pt" style:font-size-asian="13pt" style:font-size-complex="13pt"/>
    </style:style>
    <style:style style:name="P32" style:family="paragraph" style:parent-style-name="Text_20_body" style:list-style-name="L16"/>
    <style:style style:name="P3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4" style:family="paragraph" style:parent-style-name="Standard" style:list-style-name="L17">
      <style:paragraph-properties fo:text-align="start" style:justify-single-word="false"/>
    </style:style>
    <style:style style:name="P35" style:family="paragraph" style:parent-style-name="Text_20_body" style:list-style-name="L18">
      <style:paragraph-properties fo:text-align="start" style:justify-single-word="false"/>
    </style:style>
    <style:style style:name="P36" style:family="paragraph" style:parent-style-name="Text_20_body" style:list-style-name="L18">
      <style:text-properties fo:font-size="10.5pt" style:font-size-asian="10.5pt" style:font-size-complex="10.5pt"/>
    </style:style>
    <style:style style:name="P37" style:family="paragraph" style:parent-style-name="Text_20_body" style:list-style-name="L18"/>
    <style:style style:name="P38" style:family="paragraph" style:parent-style-name="Standard" style:list-style-name="L17">
      <style:paragraph-properties fo:text-align="start" style:justify-single-word="false"/>
      <style:text-properties fo:font-size="13pt" style:font-size-asian="13pt" style:font-size-complex="13pt"/>
    </style:style>
    <style:style style:name="P39" style:family="paragraph" style:parent-style-name="Standard" style:list-style-name="L17">
      <style:paragraph-properties fo:text-align="start" style:justify-single-word="false"/>
      <style:text-properties fo:font-size="10pt" style:font-size-asian="10pt" style:font-size-complex="10pt"/>
    </style:style>
    <style:style style:name="P40" style:family="paragraph" style:parent-style-name="Text_20_body" style:list-style-name="L19">
      <style:paragraph-properties fo:text-align="start" style:justify-single-word="false"/>
    </style:style>
    <style:style style:name="P41" style:family="paragraph" style:parent-style-name="Preformatted_20_Text" style:list-style-name="L19">
      <style:paragraph-properties fo:margin-top="0in" fo:margin-bottom="0.1965in" style:contextual-spacing="false"/>
      <style:text-properties fo:font-size="10pt" officeooo:paragraph-rsid="0008fb03" style:font-size-asian="10pt" style:font-size-complex="10pt"/>
    </style:style>
    <style:style style:name="P42" style:family="paragraph" style:parent-style-name="Text_20_body" style:list-style-name="L19"/>
    <style:style style:name="P43" style:family="paragraph" style:parent-style-name="Preformatted_20_Text" style:list-style-name="L19">
      <style:paragraph-properties fo:margin-top="0in" fo:margin-bottom="0.1965in" style:contextual-spacing="false"/>
      <style:text-properties fo:font-size="10pt" style:font-size-asian="10pt" style:font-size-complex="10pt"/>
    </style:style>
    <style:style style:name="P44" style:family="paragraph" style:parent-style-name="Standard" style:list-style-name="L17">
      <style:text-properties officeooo:paragraph-rsid="0008fb03"/>
    </style:style>
    <style:style style:name="P45" style:family="paragraph" style:parent-style-name="Standard" style:list-style-name="L17">
      <style:text-properties fo:font-weight="bold" officeooo:paragraph-rsid="0008fb03" style:font-weight-asian="bold" style:font-weight-complex="bold"/>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paragraph-properties fo:margin-top="0in" fo:margin-bottom="0.1965in" style:contextual-spacing="false"/>
      <style:text-properties fo:font-size="10pt" style:font-size-asian="10pt" style:font-size-complex="10pt"/>
    </style:style>
    <style:style style:name="P48" style:family="paragraph" style:parent-style-name="Text_20_body" style:list-style-name="L20">
      <style:text-properties fo:font-size="10pt" fo:font-weight="bold" officeooo:paragraph-rsid="0008fb03" style:font-size-asian="10pt" style:font-weight-asian="bold" style:font-size-complex="10pt" style:font-weight-complex="bold"/>
    </style:style>
    <style:style style:name="P49" style:family="paragraph" style:parent-style-name="Text_20_body" style:list-style-name="L20">
      <style:text-properties fo:font-size="10pt" officeooo:paragraph-rsid="0008fb03" style:font-size-asian="10pt" style:font-size-complex="10pt"/>
    </style:style>
    <style:style style:name="P50" style:family="paragraph" style:parent-style-name="Text_20_body" style:list-style-name="L21">
      <style:text-properties fo:font-size="10pt" fo:font-weight="bold" style:font-size-asian="10pt" style:font-weight-asian="bold" style:font-size-complex="10pt" style:font-weight-complex="bold"/>
    </style:style>
    <style:style style:name="P51" style:family="paragraph" style:parent-style-name="Standard" style:list-style-name="L17"/>
    <style:style style:name="P52" style:family="paragraph" style:parent-style-name="Standard" style:list-style-name="L17">
      <style:text-properties fo:font-size="13pt" style:font-size-asian="13pt" style:font-size-complex="13pt"/>
    </style:style>
    <style:style style:name="P53" style:family="paragraph" style:parent-style-name="Text_20_body" style:list-style-name="L22"/>
    <style:style style:name="P54" style:family="paragraph" style:parent-style-name="Text_20_body" style:list-style-name="L22">
      <style:text-properties fo:font-size="10pt" style:font-size-asian="10pt" style:font-size-complex="10pt"/>
    </style:style>
    <style:style style:name="P55" style:family="paragraph" style:parent-style-name="Standard" style:list-style-name="L17">
      <style:text-properties fo:font-size="10pt" style:font-size-asian="10pt" style:font-size-complex="10pt"/>
    </style:style>
    <style:style style:name="P56" style:family="paragraph" style:parent-style-name="Text_20_body" style:list-style-name="L17">
      <style:text-properties fo:font-size="13pt" style:font-size-asian="13pt" style:font-size-complex="13pt"/>
    </style:style>
    <style:style style:name="P57" style:family="paragraph" style:parent-style-name="Text_20_body" style:list-style-name="L23"/>
    <style:style style:name="P58" style:family="paragraph" style:parent-style-name="Text_20_body" style:list-style-name="L23">
      <style:text-properties fo:font-size="10pt" style:font-size-asian="10pt" style:font-size-complex="10pt"/>
    </style:style>
    <style:style style:name="P59" style:family="paragraph" style:parent-style-name="Text_20_body" style:list-style-name="L24">
      <style:text-properties fo:font-size="10pt" style:font-size-asian="10pt" style:font-size-complex="10pt"/>
    </style:style>
    <style:style style:name="P60" style:family="paragraph" style:parent-style-name="Text_20_body" style:list-style-name="L24"/>
    <style:style style:name="P61" style:family="paragraph" style:parent-style-name="Text_20_body" style:list-style-name="L17"/>
    <style:style style:name="P62" style:family="paragraph" style:parent-style-name="Text_20_body" style:list-style-name="L25">
      <style:text-properties fo:font-size="10pt" style:font-size-asian="10pt" style:font-size-complex="10pt"/>
    </style:style>
    <style:style style:name="P63" style:family="paragraph" style:parent-style-name="Text_20_body" style:list-style-name="L26">
      <style:text-properties fo:font-size="10pt" style:font-size-asian="10pt" style:font-size-complex="10pt"/>
    </style:style>
    <style:style style:name="P64" style:family="paragraph" style:parent-style-name="Text_20_body" style:list-style-name="L27">
      <style:text-properties fo:font-size="10pt" style:font-size-asian="10pt" style:font-size-complex="10pt"/>
    </style:style>
    <style:style style:name="P65" style:family="paragraph" style:parent-style-name="Standard">
      <style:paragraph-properties fo:text-align="center" style:justify-single-word="false"/>
      <style:text-properties fo:font-size="15pt" officeooo:paragraph-rsid="000b913b" style:font-size-asian="15pt" style:font-size-complex="15pt"/>
    </style:style>
    <style:style style:name="P66" style:family="paragraph" style:parent-style-name="Text_20_body" style:list-style-name="L28">
      <style:text-properties fo:font-size="13pt" style:font-size-asian="13pt" style:font-size-complex="13pt"/>
    </style:style>
    <style:style style:name="P67" style:family="paragraph" style:parent-style-name="Text_20_body" style:list-style-name="L29"/>
    <style:style style:name="P68" style:family="paragraph" style:parent-style-name="Text_20_body" style:list-style-name="L28"/>
    <style:style style:name="P69" style:family="paragraph" style:parent-style-name="Standard" style:list-style-name="L28">
      <style:text-properties fo:font-size="13pt" style:font-size-asian="13pt" style:font-size-complex="13pt"/>
    </style:style>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1">
      <style:text-properties fo:font-size="10pt" style:font-size-asian="10pt" style:font-size-complex="10pt"/>
    </style:style>
    <style:style style:name="P73" style:family="paragraph" style:parent-style-name="Standard" style:list-style-name="L32"/>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Standard">
      <style:text-properties fo:font-size="10pt" style:font-size-asian="10pt" style:font-size-complex="10pt"/>
    </style:style>
    <style:style style:name="P81" style:family="paragraph" style:parent-style-name="Heading_20_3">
      <style:text-properties fo:font-size="10pt" style:font-size-asian="10pt" style:font-size-complex="10pt"/>
    </style:style>
    <style:style style:name="P82" style:family="paragraph" style:parent-style-name="Text_20_body" style:list-style-name="L38"/>
    <style:style style:name="P83" style:family="paragraph" style:parent-style-name="Text_20_body" style:list-style-name="L38">
      <style:text-properties fo:font-size="10pt" style:font-size-asian="10pt" style:font-size-complex="10pt"/>
    </style:style>
    <style:style style:name="P84" style:family="paragraph" style:parent-style-name="Text_20_body" style:list-style-name="L39"/>
    <style:style style:name="T1" style:family="text">
      <style:text-properties fo:font-size="10pt" style:font-size-asian="10pt" style:font-size-complex="10pt"/>
    </style:style>
    <style:style style:name="T2" style:family="text">
      <style:text-properties fo:font-size="10.5pt" style:font-size-asian="10.5pt" style:font-size-complex="10.5pt"/>
    </style:style>
    <style:style style:name="T3" style:family="text">
      <style:text-properties officeooo:rsid="0008fb03"/>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3pt" style:text-underline-style="solid" style:text-underline-width="auto" style:text-underline-color="font-color" fo:font-weight="bold" officeooo:rsid="000b913b" style:font-size-asian="13pt" style:font-weight-asian="bold" style:font-size-complex="13pt" style:font-weight-complex="bold"/>
    </style:style>
    <style:style style:name="T6" style:family="text">
      <style:text-properties fo:font-size="13pt" style:font-size-asian="13pt" style:font-size-complex="13pt"/>
    </style:style>
    <style:style style:name="T7" style:family="text">
      <style:text-properties officeooo:rsid="000b91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i">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Front-end Developer Interview</text:p>
      <text:p text:style-name="Standard"/>
      <text:list xml:id="list2264529507" text:style-name="L1">
        <text:list-item>
          <text:p text:style-name="P2">How would you approach strcturing the HTML and CSS for a large-scale web application to ensure maintainability, scalability, and semantic correctness ? Please walk me through your process and reasoning ?</text:p>
          <text:p text:style-name="P2"/>
        </text:list-item>
      </text:list>
      <text:list text:style-name="L2">
        <text:list-item>
          <text:p text:style-name="P3"><text:span text:style-name="Strong_20_Emphasis"><text:span text:style-name="T1">Component-based architecture</text:span></text:span><text:span text:style-name="T1">: Group related HTML/CSS by feature (e.g., </text:span><text:span text:style-name="Source_20_Text"><text:span text:style-name="T1">header/</text:span></text:span><text:span text:style-name="T1">, </text:span><text:span text:style-name="Source_20_Text"><text:span text:style-name="T1">card/</text:span></text:span><text:span text:style-name="T1">)</text:span></text:p>
        </text:list-item>
        <text:list-item>
          <text:p text:style-name="P3"><text:span text:style-name="Strong_20_Emphasis"><text:span text:style-name="T1">Semantic HTML</text:span></text:span><text:span text:style-name="T1">: Use </text:span><text:span text:style-name="Source_20_Text"><text:span text:style-name="T1">&lt;nav&gt;</text:span></text:span><text:span text:style-name="T1">, </text:span><text:span text:style-name="Source_20_Text"><text:span text:style-name="T1">&lt;article&gt;</text:span></text:span><text:span text:style-name="T1">, etc. for SEO/accessibility</text:span></text:p>
        </text:list-item>
        <text:list-item>
          <text:p text:style-name="P3"><text:span text:style-name="Strong_20_Emphasis"><text:span text:style-name="T1">CSS methodologies</text:span></text:span><text:span text:style-name="T1">: BEM or utility-first (Tailwind) for consistency</text:span></text:p>
        </text:list-item>
        <text:list-item>
          <text:p text:style-name="P3"><text:span text:style-name="Strong_20_Emphasis"><text:span text:style-name="T1">Design tokens</text:span></text:span><text:span text:style-name="T1">: Variables for colors, spacing (</text:span><text:span text:style-name="Source_20_Text"><text:span text:style-name="T1">:root { --primary: #333; }</text:span></text:span><text:span text:style-name="T1">)</text:span></text:p>
        </text:list-item>
      </text:list>
      <text:list xml:id="list110747382413255" text:continue-list="list2264529507" text:style-name="L1">
        <text:list-header>
          <text:p text:style-name="P4"/>
        </text:list-header>
        <text:list-item>
          <text:p text:style-name="P2">When thinking about responsive design, what strategies or methodologies do you use to ensure your layouts adapt seamlessly across various devices and screen sizes ?</text:p>
          <text:p text:style-name="P4"/>
        </text:list-item>
      </text:list>
      <text:list text:style-name="L3">
        <text:list-item>
          <text:p text:style-name="P5"><text:span text:style-name="Strong_20_Emphasis"><text:span text:style-name="T1">Mobile-first CSS</text:span></text:span><text:span text:style-name="T1">: Start with base styles for small screens, add </text:span><text:span text:style-name="Source_20_Text"><text:span text:style-name="T1">min-width</text:span></text:span><text:span text:style-name="T1"> media queries</text:span></text:p>
        </text:list-item>
        <text:list-item>
          <text:p text:style-name="P5"><text:span text:style-name="Strong_20_Emphasis"><text:span text:style-name="T1">Relative units</text:span></text:span><text:span text:style-name="T1">: Use </text:span><text:span text:style-name="Source_20_Text"><text:span text:style-name="T1">rem</text:span></text:span><text:span text:style-name="T1">, </text:span><text:span text:style-name="Source_20_Text"><text:span text:style-name="T1">%</text:span></text:span><text:span text:style-name="T1">, </text:span><text:span text:style-name="Source_20_Text"><text:span text:style-name="T1">vw/vh</text:span></text:span><text:span text:style-name="T1"> over pixels</text:span></text:p>
        </text:list-item>
        <text:list-item>
          <text:p text:style-name="P5"><text:span text:style-name="Strong_20_Emphasis"><text:span text:style-name="T1">Flexbox/Grid</text:span></text:span><text:span text:style-name="T1">: For fluid layouts</text:span></text:p>
        </text:list-item>
        <text:list-item>
          <text:p text:style-name="P5"><text:span text:style-name="Strong_20_Emphasis"><text:span text:style-name="T1">Breakpoints</text:span></text:span><text:span text:style-name="T1">: 3-5 standard widths (e.g., 600px, 900px, 1200px)</text:span></text:p>
        </text:list-item>
      </text:list>
      <text:list xml:id="list110747429218896" text:continue-list="list110747382413255" text:style-name="L1">
        <text:list-header>
          <text:p text:style-name="P4"/>
        </text:list-header>
        <text:list-item>
          <text:p text:style-name="P2">Considering cross-browser compatibility, how do you ensure that your HTML and CSS render consistently across different browsers and older versions and how do you handle browser specific issues when they arise ?</text:p>
          <text:p text:style-name="P4"/>
        </text:list-item>
      </text:list>
      <text:list text:style-name="L4">
        <text:list-item>
          <text:p text:style-name="P6"><text:span text:style-name="Strong_20_Emphasis"><text:span text:style-name="T1">Autoprefixer</text:span></text:span><text:span text:style-name="T1">: For vendor prefixes (</text:span><text:span text:style-name="Source_20_Text"><text:span text:style-name="T1">-webkit-</text:span></text:span><text:span text:style-name="T1">, </text:span><text:span text:style-name="Source_20_Text"><text:span text:style-name="T1">-moz-</text:span></text:span><text:span text:style-name="T1">)</text:span></text:p>
        </text:list-item>
        <text:list-item>
          <text:p text:style-name="P6"><text:span text:style-name="Strong_20_Emphasis"><text:span text:style-name="T1">Feature detection</text:span></text:span><text:span text:style-name="T1">: Use </text:span><text:span text:style-name="Source_20_Text"><text:span text:style-name="T1">@supports</text:span></text:span><text:span text:style-name="T1"> in CSS</text:span></text:p>
        </text:list-item>
        <text:list-item>
          <text:p text:style-name="P6"><text:span text:style-name="Strong_20_Emphasis"><text:span text:style-name="T1">Polyfills</text:span></text:span><text:span text:style-name="T1">: For missing JS features (e.g., </text:span><text:span text:style-name="Source_20_Text"><text:span text:style-name="T1">fetch</text:span></text:span><text:span text:style-name="T1"> in IE)</text:span></text:p>
        </text:list-item>
        <text:list-item>
          <text:p text:style-name="P6"><text:span text:style-name="Strong_20_Emphasis"><text:span text:style-name="T1">BrowserStack</text:span></text:span><text:span text:style-name="T1">: Test on real devices</text:span></text:p>
        </text:list-item>
      </text:list>
      <text:list xml:id="list110745809839348" text:continue-list="list110747429218896" text:style-name="L1">
        <text:list-header>
          <text:p text:style-name="P4"/>
        </text:list-header>
        <text:list-item>
          <text:p text:style-name="P2">Can you explain the principles of the BEM (Block Element Modifier) methodlogy and discuss situations where you might choose BEM over other CSS organization strategies ?</text:p>
          <text:p text:style-name="P4"/>
        </text:list-item>
      </text:list>
      <text:list text:style-name="L5">
        <text:list-item>
          <text:p text:style-name="P7"><text:span text:style-name="Strong_20_Emphasis"><text:span text:style-name="T1">Block</text:span></text:span><text:span text:style-name="T1">: Standalone component (</text:span><text:span text:style-name="Source_20_Text"><text:span text:style-name="T1">.card</text:span></text:span><text:span text:style-name="T1">)</text:span></text:p>
        </text:list-item>
        <text:list-item>
          <text:p text:style-name="P7"><text:span text:style-name="Strong_20_Emphasis"><text:span text:style-name="T1">Element</text:span></text:span><text:span text:style-name="T1">: Part of a block (</text:span><text:span text:style-name="Source_20_Text"><text:span text:style-name="T1">.card__title</text:span></text:span><text:span text:style-name="T1">)</text:span></text:p>
        </text:list-item>
        <text:list-item>
          <text:p text:style-name="P7"><text:span text:style-name="Strong_20_Emphasis"><text:span text:style-name="T1">Modifier</text:span></text:span><text:span text:style-name="T1">: Variation (</text:span><text:span text:style-name="Source_20_Text"><text:span text:style-name="T1">.card--dark</text:span></text:span><text:span text:style-name="T1">)</text:span></text:p>
        </text:list-item>
        <text:list-item>
          <text:p text:style-name="P7"><text:span text:style-name="Strong_20_Emphasis"><text:span text:style-name="T1">Use when</text:span></text:span><text:span text:style-name="T1">: Team scalability is needed; avoids CSS conflicts</text:span></text:p>
        </text:list-item>
      </text:list>
      <text:list xml:id="list110746937466848" text:continue-list="list110745809839348" text:style-name="L1">
        <text:list-header>
          <text:p text:style-name="P4"/>
        </text:list-header>
        <text:list-item>
          <text:p text:style-name="P2"><text:soft-page-break/>How do you balance using utility-first CSS frameworks (like Tailwind) with more traditional methodologies such as BEM in large projects ? What trade-offs, and how do you decide which approach to use ?</text:p>
          <text:p text:style-name="P2"/>
        </text:list-item>
      </text:list>
      <text:list text:style-name="L6">
        <text:list-item>
          <text:p text:style-name="P8"><text:span text:style-name="Strong_20_Emphasis"><text:span text:style-name="T1">Tailwind</text:span></text:span><text:span text:style-name="T1">: Rapid prototyping, small projects</text:span></text:p>
        </text:list-item>
        <text:list-item>
          <text:p text:style-name="P9"><text:span text:style-name="Strong_20_Emphasis"><text:span text:style-name="T1">BEM</text:span></text:span><text:span text:style-name="T1">: Large teams, legacy codebases</text:span></text:p>
        </text:list-item>
        <text:list-item>
          <text:p text:style-name="P9"><text:span text:style-name="Strong_20_Emphasis"><text:span text:style-name="T1">Hybrid approach</text:span></text:span><text:span text:style-name="T1">: Use Tailwind for layout, BEM for complex components</text:span></text:p>
        </text:list-item>
      </text:list>
      <text:list xml:id="list110746937819716" text:continue-list="list110746937466848" text:style-name="L1">
        <text:list-header>
          <text:p text:style-name="P2"/>
        </text:list-header>
        <text:list-item>
          <text:p text:style-name="P2">How do ensure accessibility (ally) in the HTML and CSS you write, especially for complex interactive components ? Please share your key practices and considerations.</text:p>
          <text:p text:style-name="P2"/>
        </text:list-item>
      </text:list>
      <text:list text:style-name="L7">
        <text:list-item>
          <text:p text:style-name="P10"><text:span text:style-name="Strong_20_Emphasis"><text:span text:style-name="T1">Semantic HTML</text:span></text:span><text:span text:style-name="T1">: </text:span><text:span text:style-name="Source_20_Text"><text:span text:style-name="T1">&lt;button&gt;</text:span></text:span><text:span text:style-name="T1"> not </text:span><text:span text:style-name="Source_20_Text"><text:span text:style-name="T1">&lt;div&gt;</text:span></text:span></text:p>
        </text:list-item>
        <text:list-item>
          <text:p text:style-name="P11"><text:span text:style-name="Strong_20_Emphasis"><text:span text:style-name="T1">ARIA labels</text:span></text:span><text:span text:style-name="T1">: For dynamic content (</text:span><text:span text:style-name="Source_20_Text"><text:span text:style-name="T1">aria-live="polite"</text:span></text:span><text:span text:style-name="T1">)</text:span></text:p>
        </text:list-item>
        <text:list-item>
          <text:p text:style-name="P11"><text:span text:style-name="Strong_20_Emphasis"><text:span text:style-name="T1">Keyboard navigation</text:span></text:span><text:span text:style-name="T1">: </text:span><text:span text:style-name="Source_20_Text"><text:span text:style-name="T1">:focus-visible</text:span></text:span><text:span text:style-name="T1"> styles</text:span></text:p>
        </text:list-item>
        <text:list-item>
          <text:p text:style-name="P11"><text:span text:style-name="Strong_20_Emphasis"><text:span text:style-name="T1">Contrast ratio</text:span></text:span><text:span text:style-name="T1">: Minimum 4.5:1 (check with Lighthouse)</text:span></text:p>
        </text:list-item>
      </text:list>
      <text:list xml:id="list110746262487396" text:continue-list="list110746937819716" text:style-name="L1">
        <text:list-header>
          <text:p text:style-name="P2"/>
        </text:list-header>
        <text:list-item>
          <text:p text:style-name="P2">How do you ensure code quality and consistency across contributors ?</text:p>
          <text:p text:style-name="P2"/>
        </text:list-item>
      </text:list>
      <text:list text:style-name="L8">
        <text:list-item>
          <text:p text:style-name="P12"><text:span text:style-name="Strong_20_Emphasis">ESLint/Prettier</text:span>: Enforce style rules</text:p>
        </text:list-item>
        <text:list-item>
          <text:p text:style-name="P13"><text:span text:style-name="Strong_20_Emphasis">Style guides</text:span>: Document conventions</text:p>
        </text:list-item>
        <text:list-item>
          <text:p text:style-name="P13"><text:span text:style-name="Strong_20_Emphasis">Code reviews</text:span>: Mandatory PR reviews</text:p>
        </text:list-item>
        <text:list-item>
          <text:p text:style-name="P13"><text:span text:style-name="Strong_20_Emphasis">Atomic commits</text:span>: One change per commit</text:p>
        </text:list-item>
      </text:list>
      <text:p text:style-name="P14"/>
      <text:list xml:id="list110745909190002" text:continue-list="list110746262487396" text:style-name="L1">
        <text:list-item>
          <text:p text:style-name="P2">What strategies do you use to minimize CSS bloat and ensure fast rendering times, especially in large-scale applications ?</text:p>
          <text:p text:style-name="P2"/>
        </text:list-item>
      </text:list>
      <text:list text:style-name="L9">
        <text:list-item>
          <text:p text:style-name="P15"><text:span text:style-name="Strong_20_Emphasis"><text:span text:style-name="T1">PurgeCSS</text:span></text:span><text:span text:style-name="T1">: Remove unused styles</text:span></text:p>
        </text:list-item>
        <text:list-item>
          <text:p text:style-name="P16"><text:span text:style-name="Strong_20_Emphasis"><text:span text:style-name="T1">CSS splitting</text:span></text:span><text:span text:style-name="T1">: Load only needed styles per page</text:span></text:p>
        </text:list-item>
        <text:list-item>
          <text:p text:style-name="P16"><text:span text:style-name="Strong_20_Emphasis"><text:span text:style-name="T1">Critical CSS</text:span></text:span><text:span text:style-name="T1">: Inline above-the-fold styles</text:span></text:p>
        </text:list-item>
        <text:list-item>
          <text:p text:style-name="P16"><text:span text:style-name="Strong_20_Emphasis"><text:span text:style-name="T1">Avoid deep nesting</text:span></text:span><text:span text:style-name="T1">: Max 3 levels deep</text:span></text:p>
        </text:list-item>
      </text:list>
      <text:list xml:id="list110745976189173" text:continue-list="list110745909190002" text:style-name="L1">
        <text:list-header>
          <text:p text:style-name="P2"/>
        </text:list-header>
        <text:list-item>
          <text:p text:style-name="P2">As a developer, describe how you would use modern ES6+ features to manage asynchronous operations in a complex frontend applications ? Please discuss your approach, mentioning concepts like promises, async/await, and any practical examples from your experience.</text:p>
          <text:p text:style-name="P2"/>
        </text:list-item>
      </text:list>
      <text:list text:style-name="L10">
        <text:list-item>
          <text:p text:style-name="P17"><text:span text:style-name="Strong_20_Emphasis"><text:span text:style-name="T1">Promises</text:span></text:span><text:span text:style-name="T1">: </text:span><text:span text:style-name="Source_20_Text"><text:span text:style-name="T1">.then()</text:span></text:span><text:span text:style-name="T1">/</text:span><text:span text:style-name="Source_20_Text"><text:span text:style-name="T1">.catch()</text:span></text:span><text:span text:style-name="T1"> for single async tasks</text:span></text:p>
        </text:list-item>
        <text:list-item>
          <text:p text:style-name="P18"><text:span text:style-name="Strong_20_Emphasis"><text:span text:style-name="T1">Async/await</text:span></text:span><text:span text:style-name="T1">: Cleaner syntax for chain</text:span></text:p>
        </text:list-item>
      </text:list>
      <text:p text:style-name="P19"><text:soft-page-break/>async function fetchData() {</text:p>
      <text:p text:style-name="P19">try {</text:p>
      <text:p text:style-name="P19">const res = await fetch(url);</text:p>
      <text:p text:style-name="P19">return res.json();</text:p>
      <text:p text:style-name="P19">} catch (err) {</text:p>
      <text:p text:style-name="P19">console.error(err);</text:p>
      <text:p text:style-name="P19">}</text:p>
      <text:p text:style-name="P19">}</text:p>
      <text:list xml:id="list110746038347367" text:continue-list="list110745976189173" text:style-name="L1">
        <text:list-item>
          <text:p text:style-name="P2">In your experience, what considerations do you keep in mind when handling concurrent asynchronous operations, such as multiple API requests, and how do you ensure proper error management and data consistency ?</text:p>
          <text:p text:style-name="P4"/>
        </text:list-item>
      </text:list>
      <text:list text:style-name="L11">
        <text:list-item>
          <text:p text:style-name="P20"><text:span text:style-name="Strong_20_Emphasis"><text:span text:style-name="T1">Promise.all()</text:span></text:span><text:span text:style-name="T1">: Parallel requests</text:span></text:p>
          <text:p text:style-name="P21">const [users, posts] = await Promise.all([fetchUsers(), fetchPosts()]);</text:p>
        </text:list-item>
        <text:list-item>
          <text:p text:style-name="P20"><text:span text:style-name="Strong_20_Emphasis"><text:span text:style-name="T1">Error handling</text:span></text:span><text:span text:style-name="T1">: Individual </text:span><text:span text:style-name="Source_20_Text"><text:span text:style-name="T1">.catch()</text:span></text:span><text:span text:style-name="T1"> or global try/catch</text:span></text:p>
        </text:list-item>
        <text:list-item>
          <text:p text:style-name="P20"><text:span text:style-name="Strong_20_Emphasis"><text:span text:style-name="T1">Race conditions</text:span></text:span><text:span text:style-name="T1">: Use cancellation tokens (Axios) or </text:span><text:span text:style-name="Source_20_Text"><text:span text:style-name="T1">AbortController</text:span></text:span></text:p>
          <text:p text:style-name="P20"><text:span text:style-name="Source_20_Text"><text:span text:style-name="T1"/></text:span></text:p>
        </text:list-item>
      </text:list>
      <text:list xml:id="list110747903651729" text:continue-list="list110746038347367" text:style-name="L1">
        <text:list-item>
          <text:p text:style-name="P2">How do you approach manipulating the DOM efficiently using JavaScript, especially when you need to update large portions of the UI dynamically ? What best practices do you follow to minimize performance bottlenecks ?</text:p>
          <text:p text:style-name="P4"/>
        </text:list-item>
      </text:list>
      <text:list text:style-name="L12">
        <text:list-item>
          <text:p text:style-name="P22"><text:span text:style-name="Strong_20_Emphasis"><text:span text:style-name="T1">DocumentFragment</text:span></text:span><text:span text:style-name="T1">: Batch DOM changes</text:span></text:p>
        </text:list-item>
        <text:list-item>
          <text:p text:style-name="P22"><text:span text:style-name="Strong_20_Emphasis"><text:span text:style-name="T1">Virtual DOM</text:span></text:span><text:span text:style-name="T1">: React/Vue for complex UIs</text:span></text:p>
        </text:list-item>
        <text:list-item>
          <text:p text:style-name="P22"><text:span text:style-name="Strong_20_Emphasis"><text:span text:style-name="T1">Debounce/throttle</text:span></text:span><text:span text:style-name="T1">: For scroll/resize events</text:span></text:p>
        </text:list-item>
        <text:list-item>
          <text:p text:style-name="P22"><text:span text:style-name="Strong_20_Emphasis"><text:span text:style-name="T1">Avoid forced reflows</text:span></text:span><text:span text:style-name="T1">: Cache </text:span><text:span text:style-name="Source_20_Text"><text:span text:style-name="T1">offsetHeight</text:span></text:span><text:span text:style-name="T1"> reads</text:span></text:p>
        </text:list-item>
      </text:list>
      <text:list xml:id="list110747667114842" text:continue-list="list110747903651729" text:style-name="L1">
        <text:list-header>
          <text:p text:style-name="P2"/>
        </text:list-header>
        <text:list-item>
          <text:p text:style-name="P2">Regarding event handling could you explain the concept of event delegation in JS ? Why is it beneficial, and in what scenarios would you choose to use it over directly attaching event listeners to multiple elements ?</text:p>
          <text:p text:style-name="P2"/>
          <text:p text:style-name="P2"><text:span text:style-name="Strong_20_Emphasis"><text:span text:style-name="T1">Attach listener to parent</text:span></text:span><text:span text:style-name="T1">: Not individual children</text:span></text:p>
          <text:p text:style-name="P2"><text:span text:style-name="T1">document.querySelector('ul').addEventListener('click', (e) =&gt; {</text:span></text:p>
          <text:p text:style-name="P2"><text:span text:style-name="T1"><text:s text:c="2"/>if (e.target.matches('li')) { /* handle click */ }</text:span></text:p>
          <text:p text:style-name="P2"><text:span text:style-name="T1">});</text:span></text:p>
          <text:p text:style-name="P23"><text:span text:style-name="Strong_20_Emphasis"><text:span text:style-name="T1">Benefits</text:span></text:span><text:span text:style-name="T1">: Better performance for dynamic content</text:span></text:p>
        </text:list-item>
        <text:list-item>
          <text:p text:style-name="P2">Can you explain the differences between var, let, and const in ES6 ? In what situations would you deliberately choose one over the others and how can improper use impact application behavior ?</text:p>
          <text:p text:style-name="P2"/>
        </text:list-item>
      </text:list>
      <text:list text:style-name="L13">
        <text:list-item>
          <text:p text:style-name="P24"><text:span text:style-name="Strong_20_Emphasis"><text:span text:style-name="Source_20_Text"><text:span text:style-name="T1">const</text:span></text:span></text:span><text:span text:style-name="T1">: Default choice (immutable)</text:span></text:p>
        </text:list-item>
        <text:list-item>
          <text:p text:style-name="P25"><text:span text:style-name="Strong_20_Emphasis"><text:span text:style-name="Source_20_Text"><text:span text:style-name="T1">let</text:span></text:span></text:span><text:span text:style-name="T1">: When reassignment is needed</text:span></text:p>
        </text:list-item>
        <text:list-item>
          <text:p text:style-name="P25"><text:soft-page-break/><text:span text:style-name="Strong_20_Emphasis"><text:span text:style-name="Source_20_Text"><text:span text:style-name="T1">var</text:span></text:span></text:span><text:span text:style-name="T1">: Avoid (function-scoped, hoists)</text:span></text:p>
        </text:list-item>
        <text:list-item>
          <text:p text:style-name="P25"><text:span text:style-name="Strong_20_Emphasis"><text:span text:style-name="T1">Impact</text:span></text:span><text:span text:style-name="T1">: </text:span><text:span text:style-name="Source_20_Text"><text:span text:style-name="T1">var</text:span></text:span><text:span text:style-name="T1"> leaks to global scope; </text:span><text:span text:style-name="Source_20_Text"><text:span text:style-name="T1">const</text:span></text:span><text:span text:style-name="T1"> prevents bugs</text:span></text:p>
        </text:list-item>
      </text:list>
      <text:list xml:id="list110746919784820" text:continue-list="list110747667114842" text:style-name="L1">
        <text:list-header>
          <text:p text:style-name="P2"/>
        </text:list-header>
        <text:list-item>
          <text:p text:style-name="P2">JS modules: Can you describe the advantages of using ES6 modules compared to older module patterns like CommonJS or AMD, particularly in the context of frontend development ? </text:p>
          <text:p text:style-name="P23"><text:span text:style-name="Strong_20_Emphasis"><text:span text:style-name="T1">Advantages</text:span></text:span><text:span text:style-name="T1">:</text:span></text:p>
          <text:list text:style-name="L14">
            <text:list-item>
              <text:p text:style-name="P26"><text:span text:style-name="T1">Static imports (</text:span><text:span text:style-name="Source_20_Text"><text:span text:style-name="T1">import { foo } from 'bar'</text:span></text:span><text:span text:style-name="T1">)</text:span></text:p>
            </text:list-item>
            <text:list-item>
              <text:p text:style-name="P27">Tree-shaking (remove unused code)</text:p>
            </text:list-item>
            <text:list-item>
              <text:p text:style-name="P26"><text:span text:style-name="T1">Async loading (</text:span><text:span text:style-name="Source_20_Text"><text:span text:style-name="T1">import()</text:span></text:span><text:span text:style-name="T1">)</text:span></text:p>
            </text:list-item>
          </text:list>
          <text:p text:style-name="P26"><text:span text:style-name="Strong_20_Emphasis"><text:span text:style-name="T1">VS CommonJS</text:span></text:span><text:span text:style-name="T1">: ES6 is native, optimized for browsers</text:span></text:p>
          <text:p text:style-name="P2"/>
        </text:list-item>
        <text:list-item>
          <text:p text:style-name="P2">JS memory management: As a developer, how do you identify and prevent memory leaks in complex single-page applications ? What tools or techniques do you rely on to monitor and optimize memory usage ?</text:p>
        </text:list-item>
      </text:list>
      <text:list text:style-name="L15">
        <text:list-item>
          <text:p text:style-name="P28"><text:span text:style-name="Strong_20_Emphasis"><text:span text:style-name="T1">Common causes</text:span></text:span><text:span text:style-name="T1">:</text:span></text:p>
          <text:list>
            <text:list-item>
              <text:p text:style-name="P29">Forgotten event listeners</text:p>
            </text:list-item>
            <text:list-item>
              <text:p text:style-name="P29">Detached DOM nodes</text:p>
            </text:list-item>
          </text:list>
        </text:list-item>
        <text:list-item>
          <text:p text:style-name="P30"><text:span text:style-name="Strong_20_Emphasis"><text:span text:style-name="T1">Tools</text:span></text:span><text:span text:style-name="T1">:</text:span></text:p>
          <text:list>
            <text:list-item>
              <text:p text:style-name="P29">Chrome DevTools Memory tab</text:p>
            </text:list-item>
            <text:list-item>
              <text:p text:style-name="P30"><text:span text:style-name="Source_20_Text"><text:span text:style-name="T1">performance.memory</text:span></text:span><text:span text:style-name="T1"> API</text:span></text:p>
            </text:list-item>
          </text:list>
        </text:list-item>
        <text:list-item>
          <text:p text:style-name="P30"><text:span text:style-name="Strong_20_Emphasis"><text:span text:style-name="T1">Fix</text:span></text:span><text:span text:style-name="T1">: Remove listeners, nullify references</text:span></text:p>
        </text:list-item>
      </text:list>
      <text:list xml:id="list110747049446768" text:continue-list="list110746919784820" text:style-name="L1">
        <text:list-header>
          <text:p text:style-name="P2"/>
        </text:list-header>
        <text:list-item>
          <text:p text:style-name="P2">Monitoring with browser dev tools and profiling is essential why might you choose one technique over the other in a real world scenario ?</text:p>
        </text:list-item>
      </text:list>
      <text:list text:style-name="L16">
        <text:list-item>
          <text:p text:style-name="P31"><text:span text:style-name="Strong_20_Emphasis"><text:span text:style-name="T1">Performance tab</text:span></text:span><text:span text:style-name="T1">: Identify slow renders</text:span></text:p>
        </text:list-item>
        <text:list-item>
          <text:p text:style-name="P32"><text:span text:style-name="Strong_20_Emphasis"><text:span text:style-name="T1">Memory tab</text:span></text:span><text:span text:style-name="T1">: Find leaks</text:span></text:p>
        </text:list-item>
        <text:list-item>
          <text:p text:style-name="P32"><text:span text:style-name="Strong_20_Emphasis"><text:span text:style-name="T1">Lighthouse</text:span></text:span><text:span text:style-name="T1">: Audit loading/accessibility</text:span></text:p>
        </text:list-item>
        <text:list-item>
          <text:p text:style-name="P32"><text:span text:style-name="Strong_20_Emphasis"><text:span text:style-name="T1">When to choose</text:span></text:span><text:span text:style-name="T1">:</text:span></text:p>
          <text:list>
            <text:list-item>
              <text:p text:style-name="P32"><text:span text:style-name="Strong_20_Emphasis"><text:span text:style-name="T1">Profiling</text:span></text:span><text:span text:style-name="T1">: For CPU bottlenecks</text:span></text:p>
            </text:list-item>
            <text:list-item>
              <text:p text:style-name="P32"><text:span text:style-name="Strong_20_Emphasis"><text:span text:style-name="T1">Memory tab</text:span></text:span><text:span text:style-name="T1">: For leaks</text:span></text:p>
            </text:list-item>
            <text:list-item>
              <text:p text:style-name="P32"><text:span text:style-name="Strong_20_Emphasis"><text:span text:style-name="T1">Lighthouse</text:span></text:span><text:span text:style-name="T1">: Baseline metrics</text:span></text:p>
            </text:list-item>
          </text:list>
        </text:list-item>
      </text:list>
      <text:list text:continue-list="list110747049446768" text:style-name="L1">
        <text:list-header>
          <text:p text:style-name="P2"/>
        </text:list-header>
      </text:list>
      <text:p text:style-name="Standard"/>
      <text:p text:style-name="P33">REACT</text:p>
      <text:list xml:id="list4171469328" text:style-name="L17">
        <text:list-item>
          <text:p text:style-name="P34">As a developer: How do you decide when to use React's Context API versus a state management library like Redux or Zustand in large-scale applications ? What are the core trade-offs you consider, especially regarding performance. scalability, and maintainability ?</text:p>
        </text:list-item>
      </text:list>
      <text:list text:style-name="L18">
        <text:list-item>
          <text:p text:style-name="P35"><text:soft-page-break/><text:span text:style-name="Strong_20_Emphasis"><text:span text:style-name="T2">Context API</text:span></text:span><text:span text:style-name="T2"> is best for:</text:span></text:p>
          <text:list>
            <text:list-item>
              <text:p text:style-name="P36">Simple global state (theme, auth)</text:p>
            </text:list-item>
            <text:list-item>
              <text:p text:style-name="P36">Low-frequency updates</text:p>
            </text:list-item>
            <text:list-item>
              <text:p text:style-name="P36">Small/medium apps</text:p>
            </text:list-item>
          </text:list>
        </text:list-item>
        <text:list-item>
          <text:p text:style-name="P37"><text:span text:style-name="Strong_20_Emphasis"><text:span text:style-name="T2">Redux/Zustand</text:span></text:span><text:span text:style-name="T2"> is better for:</text:span></text:p>
          <text:list>
            <text:list-item>
              <text:p text:style-name="P36">Complex state (multi-step forms, cached API data)</text:p>
            </text:list-item>
            <text:list-item>
              <text:p text:style-name="P36">High-frequency updates</text:p>
            </text:list-item>
            <text:list-item>
              <text:p text:style-name="P36">Large apps with many components</text:p>
            </text:list-item>
          </text:list>
        </text:list-item>
        <text:list-item>
          <text:p text:style-name="P37"><text:span text:style-name="Strong_20_Emphasis"><text:span text:style-name="T2">Trade-offs</text:span></text:span><text:span text:style-name="T2">:</text:span></text:p>
          <text:list>
            <text:list-item>
              <text:p text:style-name="P36">Context re-renders all consumers on update</text:p>
            </text:list-item>
            <text:list-item>
              <text:p text:style-name="P36">Redux has higher boilerplate but better devtools</text:p>
            </text:list-item>
          </text:list>
        </text:list-item>
      </text:list>
      <text:list xml:id="list110747938826934" text:continue-list="list4171469328" text:style-name="L17">
        <text:list-header>
          <text:p text:style-name="P38"/>
        </text:list-header>
        <text:list-item>
          <text:p text:style-name="P38">When using hooks in functional components, what strategies do you employ to avoid unnecessary re-renders and performance bottlenecks, especially with expensive computations or large component trees ?</text:p>
          <text:p text:style-name="P39"/>
        </text:list-item>
      </text:list>
      <text:list text:style-name="L19">
        <text:list-item>
          <text:p text:style-name="P40"><text:span text:style-name="Strong_20_Emphasis"><text:span text:style-name="T1">Memoize expensive computations</text:span></text:span><text:span text:style-name="T1">:</text:span></text:p>
          <text:p text:style-name="P41">const result = useMemo(() =&gt; calculateExpensiveValue(a, b), [a, b]); //<text:span text:style-name="T3">jsx</text:span></text:p>
        </text:list-item>
        <text:list-item>
          <text:p text:style-name="P42"><text:span text:style-name="Strong_20_Emphasis"><text:span text:style-name="T1">Prevent prop drilling</text:span></text:span><text:span text:style-name="T1"> with Context</text:span></text:p>
        </text:list-item>
        <text:list-item>
          <text:p text:style-name="P42"><text:span text:style-name="Strong_20_Emphasis"><text:span text:style-name="T1">Memoize components</text:span></text:span><text:span text:style-name="T1">:</text:span></text:p>
          <text:p text:style-name="P43">const MemoizedComponent = React.memo(Component); //<text:span text:style-name="T3">jsx</text:span></text:p>
        </text:list-item>
        <text:list-item>
          <text:p text:style-name="P42"><text:span text:style-name="Strong_20_Emphasis"><text:span text:style-name="T1">Split large components</text:span></text:span><text:span text:style-name="T1"> to isolate re-renders</text:span></text:p>
        </text:list-item>
      </text:list>
      <text:list xml:id="list110746847174207" text:continue-list="list110747938826934" text:style-name="L17">
        <text:list-header>
          <text:p text:style-name="P34"/>
        </text:list-header>
        <text:list-item>
          <text:p text:style-name="P44">How do you handle side effects and cleanup in functional components using hooks ? Can you provide examples of common pitfalls or mistakes developers make with use Effect, and how you avoid them ?</text:p>
          <text:p text:style-name="P44"><text:span text:style-name="T1"/></text:p>
          <text:p text:style-name="P45"><text:span text:style-name="T1">Missing dependencies:</text:span></text:p>
          <text:p text:style-name="P44"><text:span text:style-name="T1">useEffect(() =&gt; {</text:span></text:p>
        </text:list-item>
      </text:list>
      <text:p text:style-name="P46"><text:s text:c="2"/>fetchData(id); // Needs `id` in dependency array //<text:span text:style-name="T3">jsx</text:span></text:p>
      <text:p text:style-name="P47">}, [id]);</text:p>
      <text:list text:style-name="L20">
        <text:list-item>
          <text:p text:style-name="P48">Forgetting cleanup:</text:p>
          <text:p text:style-name="P49">useEffect(() =&gt; {</text:p>
        </text:list-item>
      </text:list>
      <text:p text:style-name="P46"><text:s text:c="2"/>const timer = setInterval(...);</text:p>
      <text:p text:style-name="P46"><text:s text:c="2"/>return () =&gt; clearInterval(timer); // Cleanup //<text:span text:style-name="T3">jsx</text:span></text:p>
      <text:p text:style-name="P47">}, []);</text:p>
      <text:list text:style-name="L21">
        <text:list-item>
          <text:p text:style-name="P50">Overusing for state sync (use derived state instead)</text:p>
        </text:list-item>
      </text:list>
      <text:list xml:id="list110747284856966" text:continue-list="list110746847174207" text:style-name="L17">
        <text:list-header>
          <text:p text:style-name="P51"/>
        </text:list-header>
        <text:list-item>
          <text:p text:style-name="P52"><text:soft-page-break/>Discuss about managing asynchronous data and race conditions which is a real challenge libraries like React Query or SWR along with patterns like optimistic updates, can help ensure UI consistency in React ?</text:p>
        </text:list-item>
      </text:list>
      <text:list text:style-name="L22">
        <text:list-item>
          <text:p text:style-name="P53"><text:span text:style-name="Strong_20_Emphasis"><text:span text:style-name="T1">React Query/SWR</text:span></text:span><text:span text:style-name="T1"> for:</text:span></text:p>
          <text:p text:style-name="P54">Automatic caching</text:p>
          <text:p text:style-name="P54">Background updates</text:p>
          <text:p text:style-name="P54">Deduped requests</text:p>
        </text:list-item>
        <text:list-item>
          <text:p text:style-name="P53"><text:span text:style-name="Strong_20_Emphasis"><text:span text:style-name="T1">Optimistic updates</text:span></text:span><text:span text:style-name="T1">:</text:span></text:p>
        </text:list-item>
      </text:list>
      <text:p text:style-name="P19">const { mutate } = useMutation(updateTodo, {</text:p>
      <text:p text:style-name="P19"><text:s text:c="2"/>onMutate: (newTodo) =&gt; {</text:p>
      <text:p text:style-name="P19"><text:s text:c="4"/>// Immediately update UI</text:p>
      <text:p text:style-name="P19"><text:s text:c="4"/>setTodos(prev =&gt; [...prev, newTodo]);</text:p>
      <text:p text:style-name="P19"><text:s text:c="2"/>},</text:p>
      <text:p text:style-name="P19"><text:s text:c="2"/>onError: () =&gt; {</text:p>
      <text:p text:style-name="P19"><text:s text:c="4"/>// Rollback on failure</text:p>
      <text:p text:style-name="P19"><text:s text:c="2"/>}</text:p>
      <text:p text:style-name="P19">});</text:p>
      <text:list xml:id="list110748062160423" text:continue-list="list110747284856966" text:style-name="L17">
        <text:list-header>
          <text:p text:style-name="P55"/>
        </text:list-header>
        <text:list-item>
          <text:p text:style-name="P52">How do you architect Your React components for reusability and scalability in a large codebase ? Can you share your approach to designing a component library or design system that is easily maintainable and promotes consistency across teams ?</text:p>
          <text:p text:style-name="P56"><text:span text:style-name="Strong_20_Emphasis">For reusability</text:span>:</text:p>
          <text:p text:style-name="P57"><text:span text:style-name="Strong_20_Emphasis"><text:span text:style-name="T1">Atomic design</text:span></text:span><text:span text:style-name="T1">:</text:span></text:p>
          <text:list text:style-name="L23">
            <text:list-item>
              <text:p text:style-name="P58">Atoms (buttons)</text:p>
            </text:list-item>
            <text:list-item>
              <text:p text:style-name="P58">Molecules (search bar = input + button)</text:p>
            </text:list-item>
            <text:list-item>
              <text:p text:style-name="P58">Organisms (header = logo + nav + search)</text:p>
            </text:list-item>
          </text:list>
          <text:p text:style-name="P57"><text:span text:style-name="Strong_20_Emphasis"><text:span text:style-name="T1">Props design</text:span></text:span><text:span text:style-name="T1">:</text:span></text:p>
          <text:list text:style-name="L23" text:continue-numbering="true">
            <text:list-item>
              <text:p text:style-name="P57"><text:span text:style-name="T1">Compound components (</text:span><text:span text:style-name="Source_20_Text"><text:span text:style-name="T1">&lt;Tab&gt;&lt;Tab.Panel/&gt;</text:span></text:span><text:span text:style-name="T1">)</text:span></text:p>
            </text:list-item>
            <text:list-item>
              <text:p text:style-name="P58">Render props for flexibility</text:p>
            </text:list-item>
          </text:list>
          <text:p text:style-name="P57"><text:span text:style-name="Strong_20_Emphasis"><text:span text:style-name="T1">Document</text:span></text:span><text:span text:style-name="T1"> with Storybook</text:span></text:p>
          <text:p text:style-name="P52"/>
        </text:list-item>
        <text:list-item>
          <text:p text:style-name="P52">Which tools or techniques do you use for profiling, and what common culprits do you look out for when troubleshooting slow renders or UI lay ?</text:p>
          <text:p text:style-name="P56"><text:span text:style-name="Strong_20_Emphasis"><text:span text:style-name="T1">React DevTools</text:span></text:span><text:span text:style-name="T1">:</text:span></text:p>
          <text:list text:style-name="L24">
            <text:list-item>
              <text:p text:style-name="P59">Highlight re-renders</text:p>
            </text:list-item>
            <text:list-item>
              <text:p text:style-name="P59">Profile component renders</text:p>
            </text:list-item>
          </text:list>
        </text:list-item>
        <text:list-item text:style-override="L24">
          <text:p text:style-name="P60"><text:span text:style-name="Strong_20_Emphasis"><text:span text:style-name="T1">Chrome Performance tab</text:span></text:span><text:span text:style-name="T1">:</text:span></text:p>
          <text:list text:style-name="L24">
            <text:list-item>
              <text:p text:style-name="P59">Record interactions</text:p>
            </text:list-item>
            <text:list-item>
              <text:p text:style-name="P59"><text:soft-page-break/>Find slow renders</text:p>
            </text:list-item>
          </text:list>
        </text:list-item>
        <text:list-item text:style-override="L24">
          <text:p text:style-name="P60"><text:span text:style-name="Strong_20_Emphasis"><text:span text:style-name="T1">Common culprits</text:span></text:span><text:span text:style-name="T1">:</text:span></text:p>
          <text:list text:style-name="L24">
            <text:list-item>
              <text:p text:style-name="P59">Unmemoized components</text:p>
            </text:list-item>
            <text:list-item>
              <text:p text:style-name="P59">Large context updates</text:p>
            </text:list-item>
            <text:list-item>
              <text:p text:style-name="P59">Expensive renders</text:p>
            </text:list-item>
          </text:list>
          <text:p text:style-name="P52"/>
        </text:list-item>
        <text:list-item>
          <text:p text:style-name="P52">How do you handle server-side rendering (SSR) in React applications ? What are the benefits and challenges, and in what scenarios would you prefer SSR over client-side rendering ?</text:p>
          <text:p text:style-name="P61"><text:span text:style-name="Strong_20_Emphasis"><text:span text:style-name="T1">When to use</text:span></text:span><text:span text:style-name="T1">:</text:span></text:p>
        </text:list-item>
        <text:list-item text:style-override="L25">
          <text:p text:style-name="P62">SEO-critical pages (ecommerce, blogs)</text:p>
        </text:list-item>
        <text:list-item text:style-override="L25">
          <text:p text:style-name="P62">Slow client devices</text:p>
        </text:list-item>
        <text:list-item text:style-override="L25">
          <text:p text:style-name="P62">Social media link previews</text:p>
        </text:list-item>
      </text:list>
      <text:p text:style-name="Text_20_body"><text:span text:style-name="Strong_20_Emphasis"><text:span text:style-name="T1">Challenges</text:span></text:span><text:span text:style-name="T1">:</text:span></text:p>
      <text:list text:style-name="L26">
        <text:list-item>
          <text:p text:style-name="P63">Hydration mismatches</text:p>
        </text:list-item>
        <text:list-item>
          <text:p text:style-name="P63">Async data fetching</text:p>
        </text:list-item>
        <text:list-item>
          <text:p text:style-name="P63">Larger server load</text:p>
        </text:list-item>
      </text:list>
      <text:p text:style-name="Text_20_body"><text:span text:style-name="Strong_20_Emphasis"><text:span text:style-name="T1">Solutions</text:span></text:span><text:span text:style-name="T1">:</text:span></text:p>
      <text:list text:style-name="L27">
        <text:list-item>
          <text:p text:style-name="P64">Next.js for built-in SSR</text:p>
        </text:list-item>
        <text:list-item>
          <text:p text:style-name="P64">Streaming HTML (React 18+)</text:p>
        </text:list-item>
        <text:list-item>
          <text:p text:style-name="P64">Selective hydration</text:p>
        </text:list-item>
      </text:list>
      <text:list text:continue-list="list110748062160423" text:style-name="L17">
        <text:list-header>
          <text:p text:style-name="P51"/>
          <text:p text:style-name="P51"/>
          <text:p text:style-name="P51"/>
        </text:list-header>
      </text:list>
      <text:p text:style-name="P65"><text:span text:style-name="T4">Angular</text:span></text:p>
      <text:p text:style-name="P65"><text:span text:style-name="T5">1.</text:span><text:span text:style-name="T6">As a developer, can you explain the role of modules and how you structure them to support features like lazy loading and sclability in large enterprise applications ?</text:span></text:p>
      <text:list xml:id="list1907304533" text:style-name="L28">
        <text:list-header>
          <text:p text:style-name="P66"><text:span text:style-name="Strong_20_Emphasis"><text:span text:style-name="T1">Role of Modules</text:span></text:span><text:span text:style-name="T1">:</text:span></text:p>
        </text:list-header>
        <text:list-item text:style-override="L29">
          <text:p text:style-name="P67"><text:span text:style-name="Strong_20_Emphasis"><text:span text:style-name="T1">Organize code</text:span></text:span><text:span text:style-name="T1"> into features (e.g., </text:span><text:span text:style-name="Source_20_Text"><text:span text:style-name="T1">AuthModule</text:span></text:span><text:span text:style-name="T1">, </text:span><text:span text:style-name="Source_20_Text"><text:span text:style-name="T1">DashboardModule</text:span></text:span><text:span text:style-name="T1">)</text:span></text:p>
        </text:list-item>
        <text:list-item text:style-override="L29">
          <text:p text:style-name="P67"><text:span text:style-name="Strong_20_Emphasis"><text:span text:style-name="T1">Enable lazy loading</text:span></text:span><text:span text:style-name="T1"> to reduce initial bundle size</text:span></text:p>
          <text:p text:style-name="P66"><text:span text:style-name="Strong_20_Emphasis"><text:span text:style-name="T1">Key Practices</text:span></text:span><text:span text:style-name="T1">:</text:span></text:p>
        </text:list-item>
        <text:list-item>
          <text:p text:style-name="P68"><text:span text:style-name="Strong_20_Emphasis"><text:span text:style-name="T1">Feature modules</text:span></text:span><text:span text:style-name="T1"> for logical separation</text:span></text:p>
        </text:list-item>
        <text:list-item>
          <text:p text:style-name="P68"><text:span text:style-name="Strong_20_Emphasis"><text:span text:style-name="T1">SharedModule</text:span></text:span><text:span text:style-name="T1"> for reusable components/directives</text:span></text:p>
        </text:list-item>
        <text:list-item>
          <text:p text:style-name="P68"><text:span text:style-name="Strong_20_Emphasis"><text:span text:style-name="T1">Lazy loading</text:span></text:span><text:span text:style-name="T1"> for performance</text:span></text:p>
          <text:p text:style-name="P69"/>
          <text:p text:style-name="P69"><text:span text:style-name="T7">2. </text:span>How do you approach dependency injection in Angular ? Can you describe how Angular's hierarchical injector system works and how you would use it ti manage service lifecycles and scope across different modules and components ?</text:p>
          <text:p text:style-name="P66"><text:span text:style-name="Strong_20_Emphasis"><text:span text:style-name="T1">Hierarchical Injector</text:span></text:span><text:span text:style-name="T1">:</text:span></text:p>
        </text:list-item>
        <text:list-item text:style-override="L30">
          <text:p text:style-name="P70"><text:soft-page-break/><text:span text:style-name="Strong_20_Emphasis"><text:span text:style-name="T1">Root level</text:span></text:span><text:span text:style-name="T1"> (</text:span><text:span text:style-name="Source_20_Text"><text:span text:style-name="T1">providedIn: 'root'</text:span></text:span><text:span text:style-name="T1">): Singleton for entire app</text:span></text:p>
        </text:list-item>
        <text:list-item text:style-override="L30">
          <text:p text:style-name="P70"><text:span text:style-name="Strong_20_Emphasis"><text:span text:style-name="T1">Module level</text:span></text:span><text:span text:style-name="T1">: Service available only to that module</text:span></text:p>
        </text:list-item>
        <text:list-item text:style-override="L30">
          <text:p text:style-name="P70"><text:span text:style-name="Strong_20_Emphasis"><text:span text:style-name="T1">Component level</text:span></text:span><text:span text:style-name="T1">: New instance per component</text:span></text:p>
          <text:p text:style-name="P70"><text:span text:style-name="Strong_20_Emphasis"><text:span text:style-name="T1">When to Use</text:span></text:span><text:span text:style-name="T1">:</text:span></text:p>
        </text:list-item>
        <text:list-item text:style-override="L31">
          <text:p text:style-name="P71"><text:span text:style-name="Source_20_Text"><text:span text:style-name="T1">providedIn: 'root'</text:span></text:span><text:span text:style-name="T1"> for global state (e.g., </text:span><text:span text:style-name="Source_20_Text"><text:span text:style-name="T1">AuthService</text:span></text:span><text:span text:style-name="T1">)</text:span></text:p>
        </text:list-item>
        <text:list-item text:style-override="L31">
          <text:p text:style-name="P72">Component-level for transient data (e.g., form-specific services)</text:p>
          <text:p text:style-name="P70"><text:span text:style-name="T1"/></text:p>
          <text:p text:style-name="P69"/>
        </text:list-item>
      </text:list>
      <text:list text:style-name="L32">
        <text:list-item>
          <text:p text:style-name="P73"><text:span text:style-name="T7">.</text:span>What are your thoughts on using built-in tools like RxJS or NgRx versus custom services, and how do you decide which approach is best for a project?</text:p>
          <text:p text:style-name="P74"><text:span text:style-name="Strong_20_Emphasis">Decision Criteria</text:span>:</text:p>
        </text:list-item>
      </text:list>
      <table:table table:name="Table1" table:style-name="Table1">
        <table:table-column table:style-name="Table1.A"/>
        <table:table-column table:style-name="Table1.B"/>
        <table:table-header-rows>
          <table:table-row>
            <table:table-cell table:style-name="Table1.A1" office:value-type="string">
              <text:p text:style-name="Table_20_Heading">Tool</text:p>
            </table:table-cell>
            <table:table-cell table:style-name="Table1.A1" office:value-type="string">
              <text:p text:style-name="Table_20_Heading">Use Case</text:p>
            </table:table-cell>
          </table:table-row>
        </table:table-header-rows>
        <table:table-row>
          <table:table-cell table:style-name="Table1.A1" office:value-type="string">
            <text:p text:style-name="Table_20_Contents"><text:span text:style-name="Strong_20_Emphasis">RxJS</text:span></text:p>
          </table:table-cell>
          <table:table-cell table:style-name="Table1.A1" office:value-type="string">
            <text:p text:style-name="Table_20_Contents">Simple state (e.g., search filters)</text:p>
          </table:table-cell>
        </table:table-row>
        <table:table-row>
          <table:table-cell table:style-name="Table1.A1" office:value-type="string">
            <text:p text:style-name="Table_20_Contents"><text:span text:style-name="Strong_20_Emphasis">NgRx</text:span></text:p>
          </table:table-cell>
          <table:table-cell table:style-name="Table1.A1" office:value-type="string">
            <text:p text:style-name="Table_20_Contents">Complex global state (e.g., e-commerce cart)</text:p>
          </table:table-cell>
        </table:table-row>
        <table:table-row>
          <table:table-cell table:style-name="Table1.A1" office:value-type="string">
            <text:p text:style-name="Table_20_Contents"><text:span text:style-name="Strong_20_Emphasis">Custom</text:span></text:p>
          </table:table-cell>
          <table:table-cell table:style-name="Table1.A1" office:value-type="string">
            <text:p text:style-name="Table_20_Contents">Isolated features (e.g., API wrappers)</text:p>
          </table:table-cell>
        </table:table-row>
      </table:table>
      <text:p text:style-name="Standard"/>
      <text:p text:style-name="Standard"/>
      <text:list xml:id="list110746789625421" text:continue-numbering="true" text:style-name="L32">
        <text:list-item>
          <text:p text:style-name="P73"><text:span text:style-name="T7">.</text:span>Angular routing: How do you architect a scalable, maintainable routing configuration for a large Angular Application ? What advanced routing features- such as guards, resolvers, or lazy loading - do you leverage ?</text:p>
          <text:p text:style-name="P74"><text:span text:style-name="Strong_20_Emphasis"><text:span text:style-name="T1">Scalable Routing</text:span></text:span><text:span text:style-name="T1">:</text:span></text:p>
        </text:list-item>
        <text:list-item text:style-override="L33">
          <text:p text:style-name="P75"><text:span text:style-name="Strong_20_Emphasis"><text:span text:style-name="T1">Lazy-loaded modules</text:span></text:span><text:span text:style-name="T1"> (per feature)</text:span></text:p>
        </text:list-item>
        <text:list-item text:style-override="L33">
          <text:p text:style-name="P75"><text:span text:style-name="Strong_20_Emphasis"><text:span text:style-name="T1">Route guards</text:span></text:span><text:span text:style-name="T1"> for auth/permissions:</text:span></text:p>
          <text:p text:style-name="P75"><text:span text:style-name="T1">{ path: 'admin', canActivate: [AuthGuard], loadChildren: (...) }</text:span></text:p>
        </text:list-item>
        <text:list-item text:style-override="L33">
          <text:p text:style-name="P75"><text:span text:style-name="Strong_20_Emphasis"><text:span text:style-name="T1">Resolvers</text:span></text:span><text:span text:style-name="T1"> to pre-fetch data:</text:span></text:p>
          <text:p text:style-name="P75"><text:span text:style-name="T1">{ path: 'user/:id', component: UserComponent, resolve: { user: UserResolver } }</text:span></text:p>
          <text:p text:style-name="P75"><text:span text:style-name="Strong_20_Emphasis"><text:span text:style-name="T1">Advanced Features</text:span></text:span><text:span text:style-name="T1">:</text:span></text:p>
        </text:list-item>
        <text:list-item text:style-override="L34">
          <text:p text:style-name="P76"><text:span text:style-name="Strong_20_Emphasis"><text:span text:style-name="T1">Child routes</text:span></text:span><text:span text:style-name="T1"> for nested views</text:span></text:p>
        </text:list-item>
        <text:list-item text:style-override="L34">
          <text:p text:style-name="P76"><text:span text:style-name="Strong_20_Emphasis"><text:span text:style-name="T1">Route data</text:span></text:span><text:span text:style-name="T1"> for metadata (e.g., titles)</text:span></text:p>
          <text:p text:style-name="P75"><text:span text:style-name="T1"/></text:p>
          <text:p text:style-name="P73"/>
        </text:list-item>
        <text:list-item>
          <text:p text:style-name="P73"><text:span text:style-name="T7">.</text:span>Angular Component Communication: What techniques do you use for passing data and events btwn parent and child components, and how do you handle communication between components that aren't directly related in the component tree ? </text:p>
          <text:p text:style-name="P74"><text:span text:style-name="Strong_20_Emphasis"><text:span text:style-name="T1">Input/Output</text:span></text:span><text:span text:style-name="T1"> bindings:</text:span></text:p>
          <text:p text:style-name="P74"><text:span text:style-name="T1">&lt;app-child [data]="parentData" (action)="onChildAction($event)"&gt;&lt;/app-child&gt;</text:span></text:p>
          <text:p text:style-name="P74"><text:span text:style-name="Strong_20_Emphasis"><text:span text:style-name="T1">Services + RxJS</text:span></text:span><text:span text:style-name="T1"> (shared state):</text:span></text:p>
        </text:list-item>
      </text:list>
      <text:p text:style-name="Text_20_body"><text:span text:style-name="T1">@Injectable({ providedIn: 'root' })</text:span></text:p>
      <text:p text:style-name="Text_20_body"><text:span text:style-name="T1">export class EventBusService {</text:span></text:p>
      <text:p text:style-name="Text_20_body"><text:span text:style-name="T1"><text:s text:c="2"/>private _events = new Subject();</text:span></text:p>
      <text:p text:style-name="Text_20_body"><text:soft-page-break/><text:span text:style-name="T1"><text:s text:c="2"/>events$ = this._events.asObservable();</text:span></text:p>
      <text:p text:style-name="Text_20_body"><text:span text:style-name="T1"><text:s text:c="2"/>emit(event: any) { this._events.next(event); }</text:span></text:p>
      <text:p text:style-name="Text_20_body"><text:span text:style-name="T1">}</text:span></text:p>
      <text:list text:style-name="L35">
        <text:list-item>
          <text:p text:style-name="P77"><text:span text:style-name="Strong_20_Emphasis"><text:span text:style-name="T1">NgRx</text:span></text:span><text:span text:style-name="T1"> for complex cross-component state</text:span></text:p>
        </text:list-item>
      </text:list>
      <text:p text:style-name="Text_20_body"><text:span text:style-name="Strong_20_Emphasis"><text:span text:style-name="T1">When to Use</text:span></text:span><text:span text:style-name="T1">:</text:span></text:p>
      <text:list text:style-name="L36">
        <text:list-item>
          <text:p text:style-name="P78"><text:span text:style-name="Strong_20_Emphasis"><text:span text:style-name="T1">Simple props</text:span></text:span><text:span text:style-name="T1">: Parent/child</text:span></text:p>
        </text:list-item>
        <text:list-item>
          <text:p text:style-name="P78"><text:span text:style-name="Strong_20_Emphasis"><text:span text:style-name="T1">Service + RxJS</text:span></text:span><text:span text:style-name="T1">: Sibling/cross-module</text:span></text:p>
        </text:list-item>
        <text:list-item>
          <text:p text:style-name="P78"><text:span text:style-name="Strong_20_Emphasis"><text:span text:style-name="T1">NgRx</text:span></text:span><text:span text:style-name="T1">: App-wide state</text:span></text:p>
        </text:list-item>
      </text:list>
      <text:h text:style-name="Heading_20_3" text:outline-level="3"><text:span text:style-name="Strong_20_Emphasis"><text:span text:style-name="T1">Key Takeaways</text:span></text:span></text:h>
      <text:list text:style-name="L37">
        <text:list-item>
          <text:p text:style-name="P79"><text:span text:style-name="Strong_20_Emphasis"><text:span text:style-name="T1">Modules</text:span></text:span><text:span text:style-name="T1">: Split by feature, lazy load for performance.</text:span></text:p>
        </text:list-item>
        <text:list-item>
          <text:p text:style-name="P79"><text:span text:style-name="Strong_20_Emphasis"><text:span text:style-name="T1">DI</text:span></text:span><text:span text:style-name="T1">: Leverage hierarchy (</text:span><text:span text:style-name="Source_20_Text"><text:span text:style-name="T1">root</text:span></text:span><text:span text:style-name="T1">/module/component).</text:span></text:p>
        </text:list-item>
        <text:list-item>
          <text:p text:style-name="P79"><text:span text:style-name="Strong_20_Emphasis"><text:span text:style-name="T1">State</text:span></text:span><text:span text:style-name="T1">: RxJS for local, NgRx for global.</text:span></text:p>
        </text:list-item>
        <text:list-item>
          <text:p text:style-name="P79"><text:span text:style-name="Strong_20_Emphasis"><text:span text:style-name="T1">Routing</text:span></text:span><text:span text:style-name="T1">: Guards/resolvers + lazy loading.</text:span></text:p>
        </text:list-item>
        <text:list-item>
          <text:p text:style-name="P79"><text:span text:style-name="Strong_20_Emphasis"><text:span text:style-name="T1">Communication</text:span></text:span><text:span text:style-name="T1">: Inputs/Outputs for direct relations, services/NgRx for indirect.</text:span></text:p>
        </text:list-item>
      </text:list>
      <text:p text:style-name="Text_20_body"><text:span text:style-name="T1"/></text:p>
      <text:list text:continue-list="list110746789625421" text:style-name="L32">
        <text:list-header>
          <text:p text:style-name="P73"/>
        </text:list-header>
      </text:list>
      <text:p text:style-name="Standard"/>
      <text:p text:style-name="Standard">Technical Part (Coding Test)</text:p>
      <text:p text:style-name="Standard">Task Scheduler Optimization You are designing a task scheduler for a system that processes customer request. Each task has a processing time and a priority level. The system needs to process tasks efficiently while respecting priorities. You are given an array of tasks, where each task is represented as [processing_time, priority]. The processing_time is the number of time units required to complete the task, and priority is a value from 1 to 5 (where 1 is highest priority and 5 is lowest). Implement a function that returns the sequence of task indices in the order they should be processed according to these rules:-</text:p>
      <text:p text:style-name="Standard">1. Higher priority tasks (lower priority number) should be processed first </text:p>
      <text:p text:style-name="Standard">2. If two tasks have the same priority, the task with shorter processing time should be processed first </text:p>
      <text:p text:style-name="Standard">3. If two tasks have the same priority and processing time , maintain the original order (first come, first served) Return an array containing the indices of the tasks in the order they should be processed.</text:p>
      <text:p text:style-name="Standard"/>
      <text:p text:style-name="Standard">Example1</text:p>
      <text:p text:style-name="Standard"><text:tab/>Input[[4, 2], [3, 1], [2, 5], [1, 3]]</text:p>
      <text:p text:style-name="P80">function scheduleTasks(tasks) {</text:p>
      <text:p text:style-name="P80"><text:s text:c="4"/>// Add original index to each task</text:p>
      <text:p text:style-name="P80"><text:s text:c="4"/>const indexedTasks = tasks.map((task, index) =&gt; [...task, index]);</text:p>
      <text:p text:style-name="P80"><text:s text:c="4"/></text:p>
      <text:p text:style-name="P80"><text:s text:c="4"/>// Sort tasks according to the rules</text:p>
      <text:p text:style-name="P80"><text:s text:c="4"/>indexedTasks.sort((a, b) =&gt; {</text:p>
      <text:p text:style-name="P80"><text:s text:c="8"/>// First by priority (lower number first)</text:p>
      <text:p text:style-name="P80"><text:s text:c="8"/>if (a[1] !== b[1]) {</text:p>
      <text:p text:style-name="P80"><text:s text:c="12"/>return a[1] - b[1];</text:p>
      <text:p text:style-name="P80"><text:s text:c="8"/>}</text:p>
      <text:p text:style-name="P80"><text:s text:c="8"/>// Then by processing time (shorter first)</text:p>
      <text:p text:style-name="P80"><text:s text:c="8"/>if (a[0] !== b[0]) {</text:p>
      <text:p text:style-name="P80"><text:s text:c="12"/>return a[0] - b[0];</text:p>
      <text:p text:style-name="P80"><text:soft-page-break/><text:s text:c="8"/>}</text:p>
      <text:p text:style-name="P80"><text:s text:c="8"/>// Finally by original order (stable sort)</text:p>
      <text:p text:style-name="P80"><text:s text:c="8"/>return a[2] - b[2];</text:p>
      <text:p text:style-name="P80"><text:s text:c="4"/>});</text:p>
      <text:p text:style-name="P80"><text:s text:c="4"/></text:p>
      <text:p text:style-name="P80"><text:s text:c="4"/>// Extract and return just the original indices in sorted order</text:p>
      <text:p text:style-name="P80"><text:s text:c="4"/>return indexedTasks.map(task =&gt; task[2]);</text:p>
      <text:p text:style-name="P80">}</text:p>
      <text:p text:style-name="P80"/>
      <text:p text:style-name="P80">// Example usage:</text:p>
      <text:p text:style-name="P80">const tasks = [[4, 2], [3, 1], [2, 5], [1, 3]];</text:p>
      <text:p text:style-name="P80">const scheduledOrder = scheduleTasks(tasks);</text:p>
      <text:p text:style-name="P80">console.log(scheduledOrder); // Output: [1, 0, 3, 2]</text:p>
      <text:p text:style-name="P80"/>
      <text:h text:style-name="P81" text:outline-level="3">Explanation:</text:h>
      <text:list text:style-name="L38">
        <text:list-item>
          <text:p text:style-name="P82"><text:span text:style-name="Strong_20_Emphasis"><text:span text:style-name="T1">Preserving Original Indices</text:span></text:span><text:span text:style-name="T1">:</text:span></text:p>
          <text:list>
            <text:list-item>
              <text:p text:style-name="P82"><text:span text:style-name="T1">We first map each task to include its original index (</text:span><text:span text:style-name="Source_20_Text"><text:span text:style-name="T1">[...task, index]</text:span></text:span><text:span text:style-name="T1">).</text:span></text:p>
            </text:list-item>
          </text:list>
        </text:list-item>
        <text:list-item>
          <text:p text:style-name="P82"><text:span text:style-name="Strong_20_Emphasis"><text:span text:style-name="T1">Sorting Rules</text:span></text:span><text:span text:style-name="T1">:</text:span></text:p>
          <text:list>
            <text:list-item>
              <text:p text:style-name="P83">First sort by priority (lower number comes first)</text:p>
            </text:list-item>
            <text:list-item>
              <text:p text:style-name="P83">For equal priority, sort by processing time (shorter comes first)</text:p>
            </text:list-item>
            <text:list-item>
              <text:p text:style-name="P83">For equal priority and time, maintain original order (stable sort)</text:p>
            </text:list-item>
          </text:list>
        </text:list-item>
        <text:list-item>
          <text:p text:style-name="P82"><text:span text:style-name="Strong_20_Emphasis"><text:span text:style-name="T1">Result Extraction</text:span></text:span><text:span text:style-name="T1">:</text:span></text:p>
          <text:list>
            <text:list-item>
              <text:p text:style-name="P83">After sorting, we return just the original indices in the new order</text:p>
            </text:list-item>
          </text:list>
        </text:list-item>
      </text:list>
      <text:h text:style-name="P81" text:outline-level="3">Example Walkthrough:</text:h>
      <text:p text:style-name="Text_20_body"><text:span text:style-name="T1">For input </text:span><text:span text:style-name="Source_20_Text"><text:span text:style-name="T1">[[4, 2], [3, 1], [2, 5], [1, 3]]</text:span></text:span><text:span text:style-name="T1">:</text:span></text:p>
      <text:list text:style-name="L39">
        <text:list-item>
          <text:p text:style-name="P84"><text:span text:style-name="T1">Highest priority is </text:span><text:span text:style-name="Source_20_Text"><text:span text:style-name="T1">[3, 1]</text:span></text:span><text:span text:style-name="T1"> (priority 1) → index 1</text:span></text:p>
        </text:list-item>
        <text:list-item>
          <text:p text:style-name="P84"><text:span text:style-name="T1">Next is </text:span><text:span text:style-name="Source_20_Text"><text:span text:style-name="T1">[4, 2]</text:span></text:span><text:span text:style-name="T1"> (priority 2) → index 0</text:span></text:p>
        </text:list-item>
        <text:list-item>
          <text:p text:style-name="P84"><text:span text:style-name="T1">Then </text:span><text:span text:style-name="Source_20_Text"><text:span text:style-name="T1">[1, 3]</text:span></text:span><text:span text:style-name="T1"> (priority 3) → index 3</text:span></text:p>
        </text:list-item>
        <text:list-item>
          <text:p text:style-name="P84"><text:span text:style-name="T1">Finally </text:span><text:span text:style-name="Source_20_Text"><text:span text:style-name="T1">[2, 5]</text:span></text:span><text:span text:style-name="T1"> (priority 5) → index 2</text:span></text:p>
        </text:list-item>
      </text:list>
      <text:p text:style-name="Text_20_body"><text:span text:style-name="T1">Output: </text:span><text:span text:style-name="Source_20_Text"><text:span text:style-name="T1">[1, 0, 3, 2]</text:span></text:span></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4T15:35:09.619627215</meta:creation-date>
    <dc:date>2025-06-06T11:06:35.645038285</dc:date>
    <meta:editing-duration>PT2M41S</meta:editing-duration>
    <meta:editing-cycles>3</meta:editing-cycles>
    <meta:generator>LibreOffice/24.8.7.2$Linux_X86_64 LibreOffice_project/f4f281f562fb585d46b0af5755dfe1eb6adc047f</meta:generator>
    <meta:document-statistic meta:table-count="1" meta:image-count="0" meta:object-count="0" meta:page-count="10" meta:paragraph-count="282" meta:word-count="2313" meta:character-count="14796" meta:non-whitespace-character-count="12773"/>
  </office:meta>
</office:document-meta>
</file>